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REAKING B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Daniel García Moreno</meta:initial-creator>
    <meta:creation-date>2026-03-02T14:45:15</meta:creation-date>
    <dc:date>2026-03-02T14:46:22</dc:date>
    <dc:creator>José Daniel García Moreno</dc:creator>
    <meta:editing-duration>PT1M8S</meta:editing-duration>
    <meta:editing-cycles>2</meta:editing-cycles>
    <meta:generator>OpenOffice/4.1.16$Unix OpenOffice.org_project/4116m3$Build-9816</meta:generator>
    <meta:document-statistic meta:table-count="0" meta:image-count="0" meta:object-count="0" meta:page-count="1" meta:paragraph-count="1" meta:word-count="2" meta:character-count="12"/>
  </office:meta>
</office:document-meta>
</file>